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Ubuntu Mono" fo:font-weight="bold" officeooo:rsid="000fee05" officeooo:paragraph-rsid="00071214" style:font-weight-asian="bold" style:font-weight-complex="bold"/>
    </style:style>
    <style:style style:name="P2" style:family="paragraph" style:parent-style-name="Standard">
      <style:text-properties style:font-name="Ubuntu Mono" fo:font-weight="bold" officeooo:rsid="0014d6ad" officeooo:paragraph-rsid="00071214" style:font-weight-asian="bold" style:font-weight-complex="bold"/>
    </style:style>
    <style:style style:name="P3" style:family="paragraph" style:parent-style-name="Standard">
      <style:paragraph-properties fo:line-height="100%" fo:text-align="justify" style:justify-single-word="false"/>
      <style:text-properties style:font-name="Ubuntu Mono" fo:font-weight="bold" officeooo:rsid="0014d6ad" officeooo:paragraph-rsid="00071214" style:font-weight-asian="bold" style:font-weight-complex="bold"/>
    </style:style>
    <style:style style:name="P4" style:family="paragraph" style:parent-style-name="Standard">
      <style:paragraph-properties fo:line-height="100%" fo:text-align="justify" style:justify-single-word="false"/>
      <style:text-properties style:font-name="Ubuntu Mono" officeooo:paragraph-rsid="00074c49"/>
    </style:style>
    <style:style style:name="P5" style:family="paragraph" style:parent-style-name="Text_20_body">
      <style:paragraph-properties fo:line-height="100%"/>
      <style:text-properties style:font-name="Ubuntu Mono" fo:font-weight="bold" officeooo:paragraph-rsid="000a8f67" style:font-weight-asian="bold" style:font-weight-complex="bold"/>
    </style:style>
    <style:style style:name="P6" style:family="paragraph" style:parent-style-name="Text_20_body">
      <style:paragraph-properties fo:line-height="100%" fo:text-align="justify" style:justify-single-word="false"/>
      <style:text-properties style:font-name="Ubuntu Mono" fo:font-weight="bold" officeooo:paragraph-rsid="000a8f67" style:font-weight-asian="bold" style:font-weight-complex="bold"/>
    </style:style>
    <style:style style:name="P7" style:family="paragraph" style:parent-style-name="Text_20_body">
      <style:paragraph-properties fo:line-height="100%" fo:text-align="justify" style:justify-single-word="false"/>
      <style:text-properties style:font-name="Ubuntu Mono" fo:font-weight="bold" officeooo:paragraph-rsid="000aca2d" style:font-weight-asian="bold" style:font-weight-complex="bold"/>
    </style:style>
    <style:style style:name="P8" style:family="paragraph" style:parent-style-name="Text_20_body">
      <style:paragraph-properties fo:line-height="100%"/>
      <style:text-properties style:font-name="Ubuntu Mono"/>
    </style:style>
    <style:style style:name="P9" style:family="paragraph" style:parent-style-name="Text_20_body">
      <style:paragraph-properties fo:line-height="100%"/>
      <style:text-properties style:font-name="Ubuntu Mono" officeooo:paragraph-rsid="00080381"/>
    </style:style>
    <style:style style:name="P10" style:family="paragraph" style:parent-style-name="Text_20_body">
      <style:paragraph-properties fo:line-height="100%"/>
      <style:text-properties style:font-name="Ubuntu Mono" officeooo:paragraph-rsid="0008c9d3"/>
    </style:style>
    <style:style style:name="P11" style:family="paragraph" style:parent-style-name="Text_20_body">
      <style:paragraph-properties fo:line-height="100%" fo:text-align="justify" style:justify-single-word="false"/>
      <style:text-properties style:font-name="Ubuntu Mono" officeooo:paragraph-rsid="0008c9d3"/>
    </style:style>
    <style:style style:name="P12" style:family="paragraph" style:parent-style-name="Text_20_body">
      <style:paragraph-properties fo:line-height="100%" fo:text-align="justify" style:justify-single-word="false"/>
      <style:text-properties style:font-name="Ubuntu Mono" officeooo:paragraph-rsid="000a8f67"/>
    </style:style>
    <style:style style:name="P13" style:family="paragraph" style:parent-style-name="Text_20_body">
      <style:paragraph-properties fo:line-height="100%"/>
      <style:text-properties style:font-name="Ubuntu Mono" officeooo:paragraph-rsid="000a8f67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71214" style:font-weight-asian="normal" style:font-weight-complex="normal"/>
    </style:style>
    <style:style style:name="T3" style:family="text">
      <style:text-properties fo:font-weight="normal" officeooo:rsid="00074c49" style:font-weight-asian="normal" style:font-weight-complex="normal"/>
    </style:style>
    <style:style style:name="T4" style:family="text">
      <style:text-properties fo:font-weight="normal" officeooo:rsid="00080381" style:font-weight-asian="normal" style:font-weight-complex="normal"/>
    </style:style>
    <style:style style:name="T5" style:family="text">
      <style:text-properties fo:font-weight="normal" officeooo:rsid="0008c9d3" style:font-weight-asian="normal" style:font-weight-complex="normal"/>
    </style:style>
    <style:style style:name="T6" style:family="text">
      <style:text-properties fo:font-weight="normal" officeooo:rsid="000a8f67" style:font-weight-asian="normal" style:font-weight-complex="normal"/>
    </style:style>
    <style:style style:name="T7" style:family="text">
      <style:text-properties fo:font-weight="normal" officeooo:rsid="000aca2d" style:font-weight-asian="normal" style:font-weight-complex="normal"/>
    </style:style>
    <style:style style:name="T8" style:family="text">
      <style:text-properties officeooo:rsid="000712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74c49" style:font-weight-asian="bold" style:font-weight-complex="bold"/>
    </style:style>
    <style:style style:name="T11" style:family="text">
      <style:text-properties fo:font-weight="bold" officeooo:rsid="00080381" style:font-weight-asian="bold" style:font-weight-complex="bold"/>
    </style:style>
    <style:style style:name="T12" style:family="text">
      <style:text-properties fo:font-weight="bold" officeooo:rsid="0008c9d3" style:font-weight-asian="bold" style:font-weight-complex="bold"/>
    </style:style>
    <style:style style:name="T13" style:family="text">
      <style:text-properties fo:font-weight="bold" officeooo:rsid="000a8f67" style:font-weight-asian="bold" style:font-weight-complex="bold"/>
    </style:style>
    <style:style style:name="T14" style:family="text">
      <style:text-properties fo:font-variant="normal" fo:text-transform="none" fo:color="#000000" fo:font-size="12pt" fo:letter-spacing="normal" fo:language="pt" fo:country="PT" fo:font-style="normal" fo:font-weight="normal" officeooo:rsid="00080381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style:font-name="Ubuntu Mono" fo:font-size="12pt" fo:letter-spacing="normal" fo:language="pt" fo:country="PT" fo:font-style="normal" fo:font-weight="normal" officeooo:rsid="00080381" style:font-size-asian="12pt" style:font-weight-asian="normal" style:font-size-complex="12pt" style:font-weight-complex="normal"/>
    </style:style>
    <style:style style:name="T16" style:family="text">
      <style:text-properties officeooo:rsid="000a8f6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Roberto Gabriel Mangabeira Santana</text:span></text:p>
      <text:p text:style-name="P1">Matrícula: <text:span text:style-name="T1">19/0019620</text:span></text:p>
      <text:p text:style-name="P1">Disciplina/Turma: <text:span text:style-name="T1">Engenharia de Segurança do Trabalho / 01A</text:span></text:p>
      <text:p text:style-name="P1">Data: <text:span text:style-name="T2">14</text:span><text:span text:style-name="T1">/02/2021</text:span></text:p>
      <text:p text:style-name="P3">Título: <text:span text:style-name="T1">Atividade </text:span><text:span text:style-name="T2">2</text:span></text:p>
      <text:p text:style-name="P3"><text:span text:style-name="T2"/></text:p>
      <text:p text:style-name="P3"><text:span text:style-name="T8">1) Quando e qual foi a primeira lei sobre acidentes de trabalho?</text:span></text:p>
      <text:p text:style-name="P3"/>
      <text:p text:style-name="P3"><text:tab/><text:span text:style-name="T3">Na Inglaterra, em 1802, surgiu a primeira lei de proteção ao trabalhador acidentado no exercício de sua função.</text:span></text:p>
      <text:p text:style-name="P3"><text:span text:style-name="T3"/></text:p>
      <text:p text:style-name="P4"><text:span text:style-name="T10">2) </text:span><text:span text:style-name="T9">O que é, o que significa e o que faz a FUNDACENTRO?</text:span></text:p>
      <text:p text:style-name="P4"><text:span text:style-name="T9"/></text:p>
      <text:p text:style-name="P4"><text:span text:style-name="T9"><text:tab/></text:span><text:span text:style-name="T3">FUNDACENTRO é um Fundação Brasileira. Seu significado, atualmente, é Fundação Jorge Duprat Figueiredo, de Segurança e Medicina do Trabalho. Seu objetivo é realizar estudos, análises e pesquisas relativas à higiene e à medicina ocupacional.</text:span></text:p>
      <text:p text:style-name="P4"><text:span text:style-name="T3"/></text:p>
      <text:p text:style-name="P4"><text:span text:style-name="T10">3) </text:span><text:span text:style-name="T9">O que significa OSHA E NIOSH? Onde é sua atuação e sua finalidade?</text:span></text:p>
      <text:p text:style-name="P4"><text:span text:style-name="T9"/></text:p>
      <text:p text:style-name="P4"><text:span text:style-name="T9"><text:tab/></text:span><text:span text:style-name="T3">Osha significa Occupational Safety and Health Administration – </text:span><text:span text:style-name="T4">no português, </text:span><text:bookmark text:name="tw-target-text"/><text:span text:style-name="T14">Administração de Segurança e Saúde Ocupacional.</text:span></text:p>
      <text:p text:style-name="P4"><text:span text:style-name="T14"><text:tab/>Niosh significa National Institute for Occupational Safety and Health – no português, Instituto Nacional de Segurança e Saúde Ocupacional.</text:span></text:p>
      <text:p text:style-name="P4"><text:span text:style-name="T14"><text:tab/>A OSHA tem a responsabilidade do estabelecimento de padrões e a NIOSH tem o dever de <text:s/>realizar o desenvolvimento de pesquisas e fornecer recomendações de padrões à OSHA.</text:span></text:p>
      <text:p text:style-name="P4"><text:span text:style-name="T14"/></text:p>
      <text:p text:style-name="P9"><text:span text:style-name="T11">4) </text:span><text:span text:style-name="T9">Quem são os responsáveis pela segurança do trabalho?</text:span></text:p>
      <text:p text:style-name="P9"><text:span text:style-name="T11"><text:tab/></text:span><text:span text:style-name="T4">Todos são responsáveis, entretanto, na CLT (Consolidação das Leis do Trabalho), está previsto que os órgãos </text:span><text:span text:style-name="T5">em âmbito nacional são os principais responsáveis, seguidos das empresas e, po conseguinte, dos funcionários.</text:span></text:p>
      <text:p text:style-name="P10"><text:span text:style-name="T12">5) O que significa CLT?</text:span></text:p>
      <text:p text:style-name="P10"><text:span text:style-name="T12"><text:tab/></text:span><text:span text:style-name="T5">Significa Consolidação das Leis do Trabalho.</text:span></text:p>
      <text:p text:style-name="P10"><text:span text:style-name="T12">6) </text:span><text:span text:style-name="T9">O que é segurança do trabalho?</text:span></text:p>
      <text:p text:style-name="P11"><text:span text:style-name="T9"><text:tab/></text:span><text:span text:style-name="T5">Uma série de técnicas em âmbito técnico, administrativo, médico e, sobretudo, educacional e comportamental, <text:s/>aplicadas a fim de prevenir acidentes, e eliminar condições e procedimentos inseguros no ambiente de trabalho.</text:span></text:p>
      <text:p text:style-name="P11"><text:span text:style-name="T5"/></text:p>
      <text:p text:style-name="P8"><text:span text:style-name="T9">7</text:span><text:span text:style-name="T12">) </text:span><text:span text:style-name="T9">Qual o Conceito Legal de acidente do trabalho?</text:span></text:p>
      <text:p text:style-name="P11"><text:span text:style-name="T9"><text:tab/></text:span><text:span text:style-name="T5">Segundo a Lei nº 8.213 e o Decreto nº 2.172, acidente de tabalho – legalmente falando – “é aquilo que ocorre pelo exercício do trabalho a serviço da empresa, provocando lesão corporal ou perturbação funcional que cause a morte, a perda ou redução da capacidade para o trabalho, permanente ou temporária.”</text:span></text:p>
      <text:p text:style-name="P11"><text:span text:style-name="T5"/></text:p>
      <text:p text:style-name="P11"><text:span text:style-name="T12">8) </text:span><text:span text:style-name="T9">Qual o Conceito prevencionista do acidente de trabalho?</text:span></text:p>
      <text:p text:style-name="P11"><text:span text:style-name="T9"><text:tab/></text:span><text:span text:style-name="T5">Já o conceito prevencionista define acidente de trabalho como qualquer ocorrência não programada que interfere ou interrompe a realização de uma determinada atividade, trazendo como consequência, danos materiais ou lesões.</text:span></text:p>
      <text:p text:style-name="P11"><text:span text:style-name="T12"/></text:p>
      <text:p text:style-name="P11"><text:span text:style-name="T12"/></text:p>
      <text:p text:style-name="P11"><text:soft-page-break/><text:span text:style-name="T12">9) </text:span><text:span text:style-name="T9">Qual a diferença entre o “Conceito legal” e o “Conceito prevencionista” do acidente de trabalho?</text:span></text:p>
      <text:p text:style-name="P11"><text:span text:style-name="T9"><text:tab/></text:span><text:span text:style-name="T1">A diferença entre os dois conceitos é o fato de que para o conceito legal é necessário haver lesão física, enquanto que no conceito prevencionista são levadas em consideração, além das lesões físicas, a perda de tempo e de materiais.</text:span></text:p>
      <text:p text:style-name="P11"><text:span text:style-name="T1"/></text:p>
      <text:p text:style-name="P13"><text:span text:style-name="T13">10) </text:span><text:span text:style-name="T9">Defina:</text:span></text:p>
      <text:p text:style-name="P13"><text:span text:style-name="T9">a) Acidente típico</text:span> </text:p>
      <text:p text:style-name="P13"><text:tab/><text:span text:style-name="T6">É aquele que acontece no ambiente de trabalho e durante o expediente. É considerado um evento súbito, violento e ocasional que impede o trabalhador de exercer seu serviço.</text:span></text:p>
      <text:p text:style-name="P5"><text:span text:style-name="T16">b) Acidente de Trajeto</text:span></text:p>
      <text:p text:style-name="P6"><text:span text:style-name="T16"><text:tab/></text:span><text:span text:style-name="T6">É o acidente sofrido pelo empregado durante seu deslocamento pendular, ou seja, no caminho para a empresa ou vice-versa, independente do meio de locomoção. Deixa de se caracterizar como “Acidente de Trabalho” quando o empregado, por vontade própria, interrompe ou altera o percurso normal.</text:span><text:span text:style-name="T16"> </text:span></text:p>
      <text:p text:style-name="P6">c) Doença Profissional</text:p>
      <text:p text:style-name="P6"><text:tab/><text:span text:style-name="T6">Decorre da exposição do empregado a agentes químicos, físicos, ergonômicos e biológicos.</text:span></text:p>
      <text:p text:style-name="P6"><text:span text:style-name="T16">d) Doença do trabalho</text:span></text:p>
      <text:p text:style-name="P12"><text:span text:style-name="T9"><text:tab/></text:span><text:span text:style-name="T7">S</text:span>ão <text:span text:style-name="T16">causadas por </text:span>condições inadequadas de trabalho, onde se torna necessária a comprovação do nexo causal, afirmando que foram adquiridas em decorrência do trabalho.</text:p>
      <text:p text:style-name="P12"/>
      <text:p text:style-name="P7"><text:span text:style-name="T16">11) </text:span>O que significa CAT? Para que serve?</text:p>
      <text:p text:style-name="P7"><text:span text:style-name="T6"><text:tab/>Significa Comunicação de Acidente de Trabalho (CAT), e é um formulário </text:span><text:span text:style-name="T7">que deve ser preenchido pela empresa para que o INSS reconheça um acidente, permitindo que o trabalhador receba algum tipo de auxílio. Além disso, serve também como estatística para os serviços de saúde, que com ela podem evitar mais acidentes.</text:span></text:p>
      <text:p text:style-name="P4"/>
      <text:p text:style-name="P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ogle Sans" svg:font-family="'Google Sans', arial, sans-serif"/>
    <style:font-face style:name="Lohit Devanagari1" svg:font-family="'Lohit Devanagar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4T18:07:14.363108804</meta:creation-date>
    <dc:date>2021-02-14T18:52:25.344478819</dc:date>
    <meta:editing-duration>PT7M1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36" meta:word-count="596" meta:character-count="3859" meta:non-whitespace-character-count="3275"/>
  </office:meta>
</office:document-meta>
</file>